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Heading_20_3">
      <style:paragraph-properties fo:break-before="page"/>
    </style:style>
    <style:style style:name="P2" style:family="paragraph" style:parent-style-name="Heading_20_3">
      <style:text-properties officeooo:paragraph-rsid="000f9a81"/>
    </style:style>
    <style:style style:name="P3" style:family="paragraph" style:parent-style-name="Heading_20_4">
      <style:text-properties officeooo:paragraph-rsid="000f9a81"/>
    </style:style>
    <style:style style:name="P4" style:family="paragraph" style:parent-style-name="Preformatted_20_Text">
      <style:paragraph-properties fo:margin-top="0cm" fo:margin-bottom="0.499cm" style:contextual-spacing="false"/>
    </style:style>
    <style:style style:name="P5" style:family="paragraph" style:parent-style-name="Preformatted_20_Text" style:list-style-name="L2"/>
    <style:style style:name="P6" style:family="paragraph" style:parent-style-name="Preformatted_20_Text" style:list-style-name="L2">
      <style:paragraph-properties fo:margin-top="0cm" fo:margin-bottom="0.499cm" style:contextual-spacing="false"/>
    </style:style>
    <style:style style:name="P7" style:family="paragraph" style:parent-style-name="Text_20_body" style:list-style-name="L1"/>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5"/>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6"/>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style style:name="P18" style:family="paragraph" style:parent-style-name="Text_20_body" style:list-style-name="L7">
      <style:paragraph-properties fo:margin-top="0cm" fo:margin-bottom="0cm" style:contextual-spacing="false"/>
    </style:style>
    <style:style style:name="P19" style:family="paragraph" style:parent-style-name="Text_20_body" style:list-style-name="L8"/>
    <style:style style:name="P20" style:family="paragraph" style:parent-style-name="Text_20_body" style:list-style-name="L8">
      <style:paragraph-properties fo:margin-top="0cm" fo:margin-bottom="0cm" style:contextual-spacing="false"/>
    </style:style>
    <style:style style:name="P21" style:family="paragraph" style:parent-style-name="Text_20_body" style:list-style-name="L9"/>
    <style:style style:name="P22" style:family="paragraph" style:parent-style-name="Text_20_body" style:list-style-name="L9">
      <style:paragraph-properties fo:margin-top="0cm" fo:margin-bottom="0cm" style:contextual-spacing="false"/>
    </style:style>
    <style:style style:name="P23" style:family="paragraph" style:parent-style-name="Text_20_body" style:list-style-name="L10"/>
    <style:style style:name="P24" style:family="paragraph" style:parent-style-name="Text_20_body" style:list-style-name="L10">
      <style:paragraph-properties fo:margin-top="0cm" fo:margin-bottom="0cm" style:contextual-spacing="false"/>
    </style:style>
    <style:style style:name="P25" style:family="paragraph" style:parent-style-name="Text_20_body" style:list-style-name="L11"/>
    <style:style style:name="P26" style:family="paragraph" style:parent-style-name="Text_20_body" style:list-style-name="L11">
      <style:paragraph-properties fo:margin-top="0cm" fo:margin-bottom="0cm" style:contextual-spacing="false"/>
    </style:style>
    <style:style style:name="P27" style:family="paragraph" style:parent-style-name="Text_20_body" style:list-style-name="L12"/>
    <style:style style:name="P28" style:family="paragraph" style:parent-style-name="Text_20_body" style:list-style-name="L12">
      <style:paragraph-properties fo:margin-top="0cm" fo:margin-bottom="0cm" style:contextual-spacing="false"/>
    </style:style>
    <style:style style:name="P29" style:family="paragraph" style:parent-style-name="Text_20_body" style:list-style-name="L13"/>
    <style:style style:name="P30" style:family="paragraph" style:parent-style-name="Text_20_body" style:list-style-name="L13">
      <style:paragraph-properties fo:margin-top="0cm" fo:margin-bottom="0cm" style:contextual-spacing="false"/>
    </style:style>
    <style:style style:name="T1" style:family="text">
      <style:text-properties style:font-name="Ubuntu"/>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os <text:span text:style-name="Strong_20_Emphasis">enumerados</text:span> en Java son un tipo de datos especial que permite representar un conjunto de constantes relacionadas. Es decir, se utilizan cuando tienes un grupo fijo de valores posibles. Por ejemplo, los días de la semana, los meses del año, colores, etc.</text:p>
      <text:p text:style-name="Text_20_body">En lugar de usar números mágicos o cadenas de texto para representar estas constantes, se usan <text:span text:style-name="Strong_20_Emphasis">tipos enumerados</text:span> para hacer el código más claro, seguro y fácil de mantener.</text:p>
      <text:h text:style-name="Heading_20_3" text:outline-level="3">¿Cómo funcionan los enumerados en Java?</text:h>
      <text:p text:style-name="Text_20_body">Los <text:span text:style-name="Strong_20_Emphasis">enumerados</text:span> en Java se crean utilizando la palabra clave <text:span text:style-name="Source_20_Text">enum</text:span>. Un <text:span text:style-name="Source_20_Text">enum</text:span> define un conjunto de constantes (valores posibles). A continuación te explico cómo se utilizan.</text:p>
      <text:h text:style-name="Heading_20_3" text:outline-level="3">1. Definición de un <text:span text:style-name="Source_20_Text">enum</text:span>:</text:h>
      <text:p text:style-name="Text_20_body">Un <text:span text:style-name="Source_20_Text">enum</text:span> se define de manera similar a una clase, pero en lugar de usar <text:span text:style-name="Source_20_Text">class</text:span>, usamos la palabra clave <text:span text:style-name="Source_20_Text">enum</text:span>.</text:p>
      <text:h text:style-name="Heading_20_4" text:outline-level="4">Ejemplo básico:</text:h>
      <text:p text:style-name="Preformatted_20_Text"><text:span text:style-name="Source_20_Text">public enum Dia {</text:span></text:p>
      <text:p text:style-name="Preformatted_20_Text"><text:span text:style-name="Source_20_Text"><text:s text:c="4"/>LUNES, MARTES, MIERCOLES, JUEVES, VIERNES, SABADO, DOMINGO</text:span></text:p>
      <text:p text:style-name="P4"><text:span text:style-name="Source_20_Text">}</text:span></text:p>
      <text:p text:style-name="Text_20_body">En este ejemplo, estamos creando un enumerado llamado <text:span text:style-name="Source_20_Text">Dia</text:span>, que contiene los días de la semana como constantes.</text:p>
      <text:h text:style-name="Heading_20_3" text:outline-level="3">2. Usar un <text:span text:style-name="Source_20_Text">enum</text:span>:</text:h>
      <text:p text:style-name="Text_20_body">Una vez que se ha definido un <text:span text:style-name="Source_20_Text">enum</text:span>, puedes usarlo en tu código de la siguiente manera:</text:p>
      <text:p text:style-name="Preformatted_20_Text"><text:span text:style-name="Source_20_Text">public class EjemploEnum {</text:span></text:p>
      <text:p text:style-name="Preformatted_20_Text"><text:span text:style-name="Source_20_Text"><text:s text:c="4"/>public static void main(String[] args) {</text:span></text:p>
      <text:p text:style-name="Preformatted_20_Text"><text:span text:style-name="Source_20_Text"><text:s text:c="8"/>Dia hoy = Dia.LUNES; <text:s/>// Asignar una constante del enum</text:span></text:p>
      <text:p text:style-name="Preformatted_20_Text"><text:span text:style-name="Source_20_Text"><text:s text:c="8"/></text:span></text:p>
      <text:p text:style-name="Preformatted_20_Text"><text:span text:style-name="Source_20_Text"><text:s text:c="8"/>if (hoy == Dia.LUNES) {</text:span></text:p>
      <text:p text:style-name="Preformatted_20_Text"><text:span text:style-name="Source_20_Text"><text:s text:c="12"/>System.out.println("Hoy es lunes");</text:span></text:p>
      <text:p text:style-name="Preformatted_20_Text"><text:span text:style-name="Source_20_Text"><text:s text:c="8"/>}</text:span></text:p>
      <text:p text:style-name="Preformatted_20_Text"><text:span text:style-name="Source_20_Text"><text:s text:c="4"/>}</text:span></text:p>
      <text:p text:style-name="P4"><text:span text:style-name="Source_20_Text">}</text:span></text:p>
      <text:p text:style-name="Text_20_body">En este ejemplo, la variable <text:span text:style-name="Source_20_Text">hoy</text:span> almacena un valor del tipo <text:span text:style-name="Source_20_Text">Dia</text:span> (un valor que puede ser cualquiera de las constantes definidas en el <text:span text:style-name="Source_20_Text">enum</text:span>). Luego, se puede hacer una comparación entre <text:span text:style-name="Source_20_Text">hoy</text:span> y las constantes definidas (como <text:span text:style-name="Source_20_Text">Dia.LUNES</text:span>).</text:p>
      <text:h text:style-name="Heading_20_3" text:outline-level="3">3. Métodos adicionales en un <text:span text:style-name="Source_20_Text">enum</text:span>:</text:h>
      <text:p text:style-name="Text_20_body">Los enumerados en Java no solo sirven para almacenar constantes; también pueden tener campos, constructores y métodos.</text:p>
      <text:h text:style-name="P3" text:outline-level="4">Ejemplo con campos y métodos:</text:h>
      <text:p text:style-name="Preformatted_20_Text"><text:span text:style-name="Source_20_Text">public enum Mes {</text:span></text:p>
      <text:p text:style-name="Preformatted_20_Text"><text:span text:style-name="Source_20_Text"><text:s text:c="4"/>ENERO(31), FEBRERO(28), MARZO(31), ABRIL(30),</text:span></text:p>
      <text:p text:style-name="Preformatted_20_Text"><text:span text:style-name="Source_20_Text"><text:s text:c="4"/>MAYO(31), JUNIO(30), JULIO(31), AGOSTO(31),</text:span></text:p>
      <text:p text:style-name="Preformatted_20_Text"><text:span text:style-name="Source_20_Text"><text:s text:c="4"/>SEPTIEMBRE(30), OCTUBRE(31), NOVIEMBRE(30), DICIEMBRE(31);</text:span></text:p>
      <text:p text:style-name="Preformatted_20_Text"/>
      <text:p text:style-name="Preformatted_20_Text"><text:soft-page-break/><text:span text:style-name="Source_20_Text"><text:s text:c="4"/>private final int dias; <text:s/>// Campo para almacenar el número de días</text:span></text:p>
      <text:p text:style-name="Preformatted_20_Text"/>
      <text:p text:style-name="Preformatted_20_Text"><text:span text:style-name="Source_20_Text"><text:s text:c="4"/>// Constructor</text:span></text:p>
      <text:p text:style-name="Preformatted_20_Text"><text:span text:style-name="Source_20_Text"><text:s text:c="4"/>Mes(int dias) {</text:span></text:p>
      <text:p text:style-name="Preformatted_20_Text"><text:span text:style-name="Source_20_Text"><text:s text:c="8"/>this.dias = dias;</text:span></text:p>
      <text:p text:style-name="Preformatted_20_Text"><text:span text:style-name="Source_20_Text"><text:s text:c="4"/>}</text:span></text:p>
      <text:p text:style-name="Preformatted_20_Text"/>
      <text:p text:style-name="Preformatted_20_Text"><text:span text:style-name="Source_20_Text"><text:s text:c="4"/>// Método para obtener el número de días</text:span></text:p>
      <text:p text:style-name="Preformatted_20_Text"><text:span text:style-name="Source_20_Text"><text:s text:c="4"/>public int getDias() {</text:span></text:p>
      <text:p text:style-name="Preformatted_20_Text"><text:span text:style-name="Source_20_Text"><text:s text:c="8"/>return dias;</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public class EjemploEnum {</text:span></text:p>
      <text:p text:style-name="Preformatted_20_Text"><text:span text:style-name="Source_20_Text"><text:s text:c="4"/>public static void main(String[] args) {</text:span></text:p>
      <text:p text:style-name="Preformatted_20_Text"><text:span text:style-name="Source_20_Text"><text:s text:c="8"/>// Usamos un enum para obtener el número de días en un mes</text:span></text:p>
      <text:p text:style-name="Preformatted_20_Text"><text:span text:style-name="Source_20_Text"><text:s text:c="8"/>Mes mes = Mes.FEBRERO;</text:span></text:p>
      <text:p text:style-name="Preformatted_20_Text"><text:span text:style-name="Source_20_Text"><text:s text:c="8"/>System.out.println("El mes de " + mes + " tiene " + mes.getDias() + " días.");</text:span></text:p>
      <text:p text:style-name="Preformatted_20_Text"><text:span text:style-name="Source_20_Text"><text:s text:c="4"/>}</text:span></text:p>
      <text:p text:style-name="P4"><text:span text:style-name="Source_20_Text">}</text:span></text:p>
      <text:p text:style-name="Text_20_body">En este ejemplo:</text:p>
      <text:list xml:id="list1631427965" text:style-name="L1">
        <text:list-item>
          <text:p text:style-name="P8"><text:span text:style-name="Strong_20_Emphasis">Campo </text:span><text:span text:style-name="Strong_20_Emphasis"><text:span text:style-name="Source_20_Text">dias</text:span></text:span>: Cada mes tiene un número de días, que está almacenado en un campo. </text:p>
        </text:list-item>
        <text:list-item>
          <text:p text:style-name="P8"><text:span text:style-name="Strong_20_Emphasis">Constructor</text:span>: Cada constante del <text:span text:style-name="Source_20_Text">enum</text:span> (por ejemplo, <text:span text:style-name="Source_20_Text">ENERO</text:span>, <text:span text:style-name="Source_20_Text">FEBRERO</text:span>) recibe un valor para el número de días en el mes. </text:p>
        </text:list-item>
        <text:list-item>
          <text:p text:style-name="P7"><text:span text:style-name="Strong_20_Emphasis">Método </text:span><text:span text:style-name="Strong_20_Emphasis"><text:span text:style-name="Source_20_Text">getDias()</text:span></text:span>: Permite obtener el número de días para cada mes. </text:p>
        </text:list-item>
      </text:list>
      <text:h text:style-name="Heading_20_3" text:outline-level="3">4. Métodos útiles en los <text:span text:style-name="Source_20_Text">enum</text:span>:</text:h>
      <text:p text:style-name="Text_20_body">Java proporciona algunos métodos útiles que puedes usar con <text:span text:style-name="Source_20_Text">enum</text:span>:</text:p>
      <text:list xml:id="list3480904501" text:style-name="L2">
        <text:list-item>
          <text:p text:style-name="P9"><text:span text:style-name="Strong_20_Emphasis"><text:span text:style-name="Source_20_Text">values()</text:span></text:span>: Devuelve un arreglo de todos los valores definidos en el <text:span text:style-name="Source_20_Text">enum</text:span>.</text:p>
          <text:p text:style-name="P5"><text:span text:style-name="Source_20_Text">for (Dia dia : Dia.values()) {</text:span></text:p>
          <text:p text:style-name="P5"><text:span text:style-name="Source_20_Text"><text:s text:c="4"/>System.out.println(dia);</text:span></text:p>
          <text:p text:style-name="P6"><text:span text:style-name="Source_20_Text">}</text:span></text:p>
        </text:list-item>
        <text:list-item>
          <text:p text:style-name="P9"><text:span text:style-name="Strong_20_Emphasis"><text:span text:style-name="Source_20_Text">valueOf(String name)</text:span></text:span>: Devuelve el valor del <text:span text:style-name="Source_20_Text">enum</text:span> correspondiente a un nombre dado (si existe). Si el nombre no es válido, lanza una excepción <text:span text:style-name="Source_20_Text">IllegalArgumentException</text:span>.</text:p>
          <text:p text:style-name="P5"><text:span text:style-name="Source_20_Text">Dia dia = Dia.valueOf("LUNES"); <text:s/>// Devuelve Dia.LUNES</text:span></text:p>
          <text:p text:style-name="P6"><text:span text:style-name="Source_20_Text">System.out.println(dia);</text:span></text:p>
        </text:list-item>
        <text:list-item>
          <text:p text:style-name="P9"><text:span text:style-name="Strong_20_Emphasis"><text:span text:style-name="Source_20_Text">ordinal()</text:span></text:span>: Devuelve el índice de la constante en el <text:span text:style-name="Source_20_Text">enum</text:span> (basado en el orden en que fueron declaradas). El primer valor tiene índice 0.</text:p>
          <text:p text:style-name="P6"><text:span text:style-name="Source_20_Text">System.out.println(Dia.LUNES.ordinal()); <text:s/>// Imprime 0</text:span></text:p>
        </text:list-item>
      </text:list>
      <text:h text:style-name="P2" text:outline-level="3">5. Ventajas de los <text:span text:style-name="Source_20_Text">enum</text:span>:</text:h>
      <text:list xml:id="list2573365519" text:style-name="L3">
        <text:list-item>
          <text:p text:style-name="P10"><text:span text:style-name="Strong_20_Emphasis">Seguridad de tipo</text:span>: Los <text:span text:style-name="Source_20_Text">enum</text:span> son mucho más seguros que usar números o cadenas de texto para representar valores constantes, ya que Java verifica que solo se usen valores válidos del <text:span text:style-name="Source_20_Text">enum</text:span>.</text:p>
        </text:list-item>
        <text:list-item>
          <text:p text:style-name="P10"><text:soft-page-break/><text:span text:style-name="Strong_20_Emphasis">Más legibilidad</text:span>: Los <text:span text:style-name="Source_20_Text">enum</text:span> hacen el código más legible porque los valores tienen nombres significativos, en lugar de usar números o cadenas.</text:p>
        </text:list-item>
        <text:list-item>
          <text:p text:style-name="P10"><text:span text:style-name="Strong_20_Emphasis">Facilidad de mantenimiento</text:span>: Si en algún momento necesitas cambiar o añadir valores al <text:span text:style-name="Source_20_Text">enum</text:span>, puedes hacerlo de manera centralizada y más fácilmente que si usas constantes por separado.</text:p>
        </text:list-item>
      </text:list>
      <text:h text:style-name="Heading_20_3" text:outline-level="3">Resumen:</text:h>
      <text:p text:style-name="Text_20_body">Los <text:span text:style-name="Strong_20_Emphasis">enumerados</text:span> en Java son un tipo de datos muy útil para representar un conjunto de valores fijos y bien definidos. Pueden ser más poderosos que simples constantes, ya que pueden contener campos, constructores y métodos, lo que permite una mayor flexibilidad y claridad en tu código.</text:p>
      <text:p text:style-name="Text_20_body">Si tienes alguna pregunta adicional o necesitas más ejemplos, ¡no dudes en preguntar! 😊</text:p>
      <text:p text:style-name="Standard">------------------------------------------------------------------------------------------------------------------------</text:p>
      <text:p text:style-name="Text_20_body">¡Claro! Aquí tienes 10 ejercicios sencillos para que practiques el uso de <text:span text:style-name="Strong_20_Emphasis">enumerados</text:span> en Java. Estos ejercicios te ayudarán a comprender cómo funcionan los <text:span text:style-name="Source_20_Text">enum</text:span> y cómo puedes utilizarlos de manera efectiva en tus programas.</text:p>
      <text:p text:style-name="Horizontal_20_Line"/>
      <text:h text:style-name="Heading_20_3" text:outline-level="3">Ejercicio 1: Crear un <text:span text:style-name="Source_20_Text">enum</text:span> para los días de la semana</text:h>
      <text:p text:style-name="Text_20_body"><text:span text:style-name="Strong_20_Emphasis">Instrucciones:</text:span></text:p>
      <text:list xml:id="list4198479659" text:style-name="L4">
        <text:list-item>
          <text:p text:style-name="P12">Crea un <text:span text:style-name="Source_20_Text">enum</text:span> llamado <text:span text:style-name="Source_20_Text">Dia</text:span> con los días de la semana: <text:span text:style-name="Source_20_Text">LUNES</text:span>, <text:span text:style-name="Source_20_Text">MARTES</text:span>, <text:span text:style-name="Source_20_Text">MIERCOLES</text:span>, <text:span text:style-name="Source_20_Text">JUEVES</text:span>, <text:span text:style-name="Source_20_Text">VIERNES</text:span>, <text:span text:style-name="Source_20_Text">SABADO</text:span>, <text:span text:style-name="Source_20_Text">DOMINGO</text:span>. </text:p>
        </text:list-item>
        <text:list-item>
          <text:p text:style-name="P11">En el <text:span text:style-name="Source_20_Text">main</text:span>, imprime todos los días de la semana utilizando un bucle <text:span text:style-name="Source_20_Text">for</text:span> y el método <text:span text:style-name="Source_20_Text">values()</text:span>. </text:p>
        </text:list-item>
      </text:list>
      <text:p text:style-name="Preformatted_20_Text"><text:span text:style-name="Source_20_Text">public enum Dia {</text:span></text:p>
      <text:p text:style-name="Preformatted_20_Text"><text:span text:style-name="Source_20_Text"><text:s text:c="4"/>LUNES, MARTES, MIERCOLES, JUEVES, VIERNES, SABADO, DOMINGO</text:span></text:p>
      <text:p text:style-name="Preformatted_20_Text"><text:span text:style-name="Source_20_Text">}</text:span></text:p>
      <text:p text:style-name="Preformatted_20_Text"/>
      <text:p text:style-name="Preformatted_20_Text"><text:span text:style-name="Source_20_Text">public class Ejercicio1 {</text:span></text:p>
      <text:p text:style-name="Preformatted_20_Text"><text:span text:style-name="Source_20_Text"><text:s text:c="4"/>public static void main(String[] args) {</text:span></text:p>
      <text:p text:style-name="Preformatted_20_Text"><text:span text:style-name="Source_20_Text"><text:s text:c="8"/>for (Dia dia : Dia.values()) {</text:span></text:p>
      <text:p text:style-name="Preformatted_20_Text"><text:span text:style-name="Source_20_Text"><text:s text:c="12"/>System.out.println(dia);</text:span></text:p>
      <text:p text:style-name="Preformatted_20_Text"><text:span text:style-name="Source_20_Text"><text:s text:c="8"/>}</text:span></text:p>
      <text:p text:style-name="Preformatted_20_Text"><text:span text:style-name="Source_20_Text"><text:s text:c="4"/>}</text:span></text:p>
      <text:p text:style-name="P4"><text:span text:style-name="Source_20_Text">}</text:span></text:p>
      <text:p text:style-name="Horizontal_20_Line"/>
      <text:h text:style-name="P1" text:outline-level="3">Ejercicio 2: Comparar dos días de la semana</text:h>
      <text:p text:style-name="Text_20_body"><text:span text:style-name="Strong_20_Emphasis">Instrucciones:</text:span></text:p>
      <text:list xml:id="list1858479197" text:style-name="L5">
        <text:list-item>
          <text:p text:style-name="P14">Crea un <text:span text:style-name="Source_20_Text">enum</text:span> para los días de la semana. </text:p>
        </text:list-item>
        <text:list-item>
          <text:p text:style-name="P13">En el <text:span text:style-name="Source_20_Text">main</text:span>, compara dos días de la semana (por ejemplo, <text:span text:style-name="Source_20_Text">LUNES</text:span> y <text:span text:style-name="Source_20_Text">VIERNES</text:span>) utilizando el operador <text:span text:style-name="Source_20_Text">==</text:span> y imprime el resultado. </text:p>
        </text:list-item>
      </text:list>
      <text:p text:style-name="Preformatted_20_Text"><text:span text:style-name="Source_20_Text">public enum Dia {</text:span></text:p>
      <text:p text:style-name="Preformatted_20_Text"><text:span text:style-name="Source_20_Text"><text:s text:c="4"/>LUNES, MARTES, MIERCOLES, JUEVES, VIERNES, SABADO, DOMINGO</text:span></text:p>
      <text:p text:style-name="Preformatted_20_Text"><text:span text:style-name="Source_20_Text">}</text:span></text:p>
      <text:p text:style-name="Preformatted_20_Text"/>
      <text:p text:style-name="Preformatted_20_Text"><text:span text:style-name="Source_20_Text">public class Ejercicio2 {</text:span></text:p>
      <text:p text:style-name="Preformatted_20_Text"><text:span text:style-name="Source_20_Text"><text:s text:c="4"/>public static void main(String[] args) {</text:span></text:p>
      <text:p text:style-name="Preformatted_20_Text"><text:span text:style-name="Source_20_Text"><text:s text:c="8"/>Dia dia1 = Dia.LUNES;</text:span></text:p>
      <text:p text:style-name="Preformatted_20_Text"><text:span text:style-name="Source_20_Text"><text:s text:c="8"/>Dia dia2 = Dia.VIERNES;</text:span></text:p>
      <text:p text:style-name="Preformatted_20_Text"><text:span text:style-name="Source_20_Text"><text:s text:c="8"/></text:span></text:p>
      <text:p text:style-name="Preformatted_20_Text"><text:span text:style-name="Source_20_Text"><text:s text:c="8"/>if (dia1 == dia2) {</text:span></text:p>
      <text:p text:style-name="Preformatted_20_Text"><text:span text:style-name="Source_20_Text"><text:s text:c="12"/>System.out.println("Son el mismo día.");</text:span></text:p>
      <text:p text:style-name="Preformatted_20_Text"><text:span text:style-name="Source_20_Text"><text:s text:c="8"/>} else {</text:span></text:p>
      <text:p text:style-name="Preformatted_20_Text"><text:span text:style-name="Source_20_Text"><text:s text:c="12"/>System.out.println("Son días diferentes.");</text:span></text:p>
      <text:p text:style-name="Preformatted_20_Text"><text:span text:style-name="Source_20_Text"><text:s text:c="8"/>}</text:span></text:p>
      <text:p text:style-name="Preformatted_20_Text"><text:span text:style-name="Source_20_Text"><text:s text:c="4"/>}</text:span></text:p>
      <text:p text:style-name="P4"><text:span text:style-name="Source_20_Text">}</text:span></text:p>
      <text:p text:style-name="Horizontal_20_Line"/>
      <text:h text:style-name="Heading_20_3" text:outline-level="3">Ejercicio 3: Usar <text:span text:style-name="Source_20_Text">ordinal()</text:span> para obtener el índice de un día</text:h>
      <text:p text:style-name="Text_20_body"><text:span text:style-name="Strong_20_Emphasis">Instrucciones:</text:span></text:p>
      <text:list xml:id="list251324329" text:style-name="L6">
        <text:list-item>
          <text:p text:style-name="P16">Crea un <text:span text:style-name="Source_20_Text">enum</text:span> para los días de la semana. </text:p>
        </text:list-item>
        <text:list-item>
          <text:p text:style-name="P15">Imprime el índice (posición) del día <text:span text:style-name="Source_20_Text">MIERCOLES</text:span> utilizando el método <text:span text:style-name="Source_20_Text">ordinal()</text:span>. </text:p>
        </text:list-item>
      </text:list>
      <text:p text:style-name="Preformatted_20_Text"><text:span text:style-name="Source_20_Text">public enum Dia {</text:span></text:p>
      <text:p text:style-name="Preformatted_20_Text"><text:span text:style-name="Source_20_Text"><text:s text:c="4"/>LUNES, MARTES, MIERCOLES, JUEVES, VIERNES, SABADO, DOMINGO</text:span></text:p>
      <text:p text:style-name="Preformatted_20_Text"><text:span text:style-name="Source_20_Text">}</text:span></text:p>
      <text:p text:style-name="Preformatted_20_Text"/>
      <text:p text:style-name="Preformatted_20_Text"><text:span text:style-name="Source_20_Text">public class Ejercicio3 {</text:span></text:p>
      <text:p text:style-name="Preformatted_20_Text"><text:span text:style-name="Source_20_Text"><text:s text:c="4"/>public static void main(String[] args) {</text:span></text:p>
      <text:p text:style-name="Preformatted_20_Text"><text:span text:style-name="Source_20_Text"><text:s text:c="8"/>Dia dia = Dia.MIERCOLES;</text:span></text:p>
      <text:p text:style-name="Preformatted_20_Text"><text:span text:style-name="Source_20_Text"><text:s text:c="8"/>System.out.println("El índice de " + dia + " es: " + dia.ordinal());</text:span></text:p>
      <text:p text:style-name="Preformatted_20_Text"><text:span text:style-name="Source_20_Text"><text:s text:c="4"/>}</text:span></text:p>
      <text:p text:style-name="P4"><text:span text:style-name="Source_20_Text">}</text:span></text:p>
      <text:p text:style-name="Horizontal_20_Line"/>
      <text:h text:style-name="Heading_20_3" text:outline-level="3"/>
      <text:h text:style-name="P1" text:outline-level="3">Ejercicio 4: Usar <text:span text:style-name="Source_20_Text">valueOf()</text:span> para obtener un día a partir de su nombre</text:h>
      <text:p text:style-name="Text_20_body"><text:span text:style-name="Strong_20_Emphasis">Instrucciones:</text:span></text:p>
      <text:list xml:id="list4084009913" text:style-name="L7">
        <text:list-item>
          <text:p text:style-name="P18">Crea un <text:span text:style-name="Source_20_Text">enum</text:span> para los días de la semana. </text:p>
        </text:list-item>
        <text:list-item>
          <text:p text:style-name="P17">En el <text:span text:style-name="Source_20_Text">main</text:span>, usa <text:span text:style-name="Source_20_Text">valueOf()</text:span> para obtener el día <text:span text:style-name="Source_20_Text">JUEVES</text:span> a partir de su nombre como cadena y luego imprímelo. </text:p>
        </text:list-item>
      </text:list>
      <text:p text:style-name="Preformatted_20_Text"><text:span text:style-name="Source_20_Text">public enum Dia {</text:span></text:p>
      <text:p text:style-name="Preformatted_20_Text"><text:span text:style-name="Source_20_Text"><text:s text:c="4"/>LUNES, MARTES, MIERCOLES, JUEVES, VIERNES, SABADO, DOMINGO</text:span></text:p>
      <text:p text:style-name="Preformatted_20_Text"><text:span text:style-name="Source_20_Text">}</text:span></text:p>
      <text:p text:style-name="Preformatted_20_Text"/>
      <text:p text:style-name="Preformatted_20_Text"><text:span text:style-name="Source_20_Text">public class Ejercicio4 {</text:span></text:p>
      <text:p text:style-name="Preformatted_20_Text"><text:span text:style-name="Source_20_Text"><text:s text:c="4"/>public static void main(String[] args) {</text:span></text:p>
      <text:p text:style-name="Preformatted_20_Text"><text:span text:style-name="Source_20_Text"><text:s text:c="8"/>String diaStr = "JUEVES";</text:span></text:p>
      <text:p text:style-name="Preformatted_20_Text"><text:span text:style-name="Source_20_Text"><text:s text:c="8"/>Dia dia = Dia.valueOf(diaStr);</text:span></text:p>
      <text:p text:style-name="Preformatted_20_Text"><text:span text:style-name="Source_20_Text"><text:s text:c="8"/>System.out.println("El día es: " + dia);</text:span></text:p>
      <text:p text:style-name="Preformatted_20_Text"><text:span text:style-name="Source_20_Text"><text:s text:c="4"/>}</text:span></text:p>
      <text:p text:style-name="P4"><text:span text:style-name="Source_20_Text">}</text:span></text:p>
      <text:p text:style-name="Horizontal_20_Line"/>
      <text:h text:style-name="Heading_20_3" text:outline-level="3">Ejercicio 5: Crear un <text:span text:style-name="Source_20_Text">enum</text:span> para los meses del año con días</text:h>
      <text:p text:style-name="Text_20_body"><text:span text:style-name="Strong_20_Emphasis">Instrucciones:</text:span></text:p>
      <text:list xml:id="list768481427" text:style-name="L8">
        <text:list-item>
          <text:p text:style-name="P20">Crea un <text:span text:style-name="Source_20_Text">enum</text:span> llamado <text:span text:style-name="Source_20_Text">Mes</text:span> con los 12 meses del año. </text:p>
        </text:list-item>
        <text:list-item>
          <text:p text:style-name="P20">Asocia a cada mes el número de días que tiene (por ejemplo, <text:span text:style-name="Source_20_Text">ENERO</text:span> tiene 31 días). </text:p>
        </text:list-item>
        <text:list-item>
          <text:p text:style-name="P19">Imprime el nombre del mes y el número de días. </text:p>
        </text:list-item>
      </text:list>
      <text:p text:style-name="Preformatted_20_Text"><text:span text:style-name="Source_20_Text">public enum Mes {</text:span></text:p>
      <text:p text:style-name="Preformatted_20_Text"><text:span text:style-name="Source_20_Text"><text:s text:c="4"/>ENERO(31), FEBRERO(28), MARZO(31), ABRIL(30), MAYO(31), JUNIO(30),</text:span></text:p>
      <text:p text:style-name="Preformatted_20_Text"><text:span text:style-name="Source_20_Text"><text:s text:c="4"/>JULIO(31), AGOSTO(31), SEPTIEMBRE(30), OCTUBRE(31), NOVIEMBRE(30), DICIEMBRE(31);</text:span></text:p>
      <text:p text:style-name="Preformatted_20_Text"/>
      <text:p text:style-name="Preformatted_20_Text"><text:span text:style-name="Source_20_Text"><text:s text:c="4"/>private final int dias;</text:span></text:p>
      <text:p text:style-name="Preformatted_20_Text"/>
      <text:p text:style-name="Preformatted_20_Text"><text:span text:style-name="Source_20_Text"><text:s text:c="4"/>Mes(int dias) {</text:span></text:p>
      <text:p text:style-name="Preformatted_20_Text"><text:span text:style-name="Source_20_Text"><text:s text:c="8"/>this.dias = dias;</text:span></text:p>
      <text:p text:style-name="Preformatted_20_Text"><text:span text:style-name="Source_20_Text"><text:s text:c="4"/>}</text:span></text:p>
      <text:p text:style-name="Preformatted_20_Text"/>
      <text:p text:style-name="Preformatted_20_Text"><text:span text:style-name="Source_20_Text"><text:s text:c="4"/>public int getDias() {</text:span></text:p>
      <text:p text:style-name="Preformatted_20_Text"><text:span text:style-name="Source_20_Text"><text:s text:c="8"/>return dias;</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public class Ejercicio5 {</text:span></text:p>
      <text:p text:style-name="Preformatted_20_Text"><text:span text:style-name="Source_20_Text"><text:s text:c="4"/>public static void main(String[] args) {</text:span></text:p>
      <text:p text:style-name="Preformatted_20_Text"><text:span text:style-name="Source_20_Text"><text:s text:c="8"/>for (Mes mes : Mes.values()) {</text:span></text:p>
      <text:p text:style-name="Preformatted_20_Text"><text:span text:style-name="Source_20_Text"><text:s text:c="12"/>System.out.println(mes + " tiene " + mes.getDias() + " días.");</text:span></text:p>
      <text:p text:style-name="Preformatted_20_Text"><text:span text:style-name="Source_20_Text"><text:s text:c="8"/>}</text:span></text:p>
      <text:p text:style-name="Preformatted_20_Text"><text:span text:style-name="Source_20_Text"><text:s text:c="4"/>}</text:span></text:p>
      <text:p text:style-name="P4"><text:span text:style-name="Source_20_Text">}</text:span></text:p>
      <text:p text:style-name="Horizontal_20_Line"/>
      <text:h text:style-name="Heading_20_3" text:outline-level="3"/>
      <text:h text:style-name="P1" text:outline-level="3">Ejercicio 6: Verificar si un mes tiene más de 30 días</text:h>
      <text:p text:style-name="Text_20_body"><text:span text:style-name="Strong_20_Emphasis">Instrucciones:</text:span></text:p>
      <text:list xml:id="list3984792830" text:style-name="L9">
        <text:list-item>
          <text:p text:style-name="P22">Crea un <text:span text:style-name="Source_20_Text">enum</text:span> para los meses del año con sus días. </text:p>
        </text:list-item>
        <text:list-item>
          <text:p text:style-name="P21">En el <text:span text:style-name="Source_20_Text">main</text:span>, verifica si un mes, como <text:span text:style-name="Source_20_Text">FEBRERO</text:span>, tiene más de 30 días e imprime el resultado. </text:p>
        </text:list-item>
      </text:list>
      <text:p text:style-name="Preformatted_20_Text"><text:span text:style-name="Source_20_Text">public enum Mes {</text:span></text:p>
      <text:p text:style-name="Preformatted_20_Text"><text:span text:style-name="Source_20_Text"><text:s text:c="4"/>ENERO(31), FEBRERO(28), MARZO(31), ABRIL(30), MAYO(31), JUNIO(30),</text:span></text:p>
      <text:p text:style-name="Preformatted_20_Text"><text:span text:style-name="Source_20_Text"><text:s text:c="4"/>JULIO(31), AGOSTO(31), SEPTIEMBRE(30), OCTUBRE(31), NOVIEMBRE(30), DICIEMBRE(31);</text:span></text:p>
      <text:p text:style-name="Preformatted_20_Text"/>
      <text:p text:style-name="Preformatted_20_Text"><text:span text:style-name="Source_20_Text"><text:s text:c="4"/>private final int dias;</text:span></text:p>
      <text:p text:style-name="Preformatted_20_Text"/>
      <text:p text:style-name="Preformatted_20_Text"><text:span text:style-name="Source_20_Text"><text:s text:c="4"/>Mes(int dias) {</text:span></text:p>
      <text:p text:style-name="Preformatted_20_Text"><text:span text:style-name="Source_20_Text"><text:s text:c="8"/>this.dias = dias;</text:span></text:p>
      <text:p text:style-name="Preformatted_20_Text"><text:span text:style-name="Source_20_Text"><text:s text:c="4"/>}</text:span></text:p>
      <text:p text:style-name="Preformatted_20_Text"/>
      <text:p text:style-name="Preformatted_20_Text"><text:span text:style-name="Source_20_Text"><text:s text:c="4"/>public int getDias() {</text:span></text:p>
      <text:p text:style-name="Preformatted_20_Text"><text:span text:style-name="Source_20_Text"><text:s text:c="8"/>return dias;</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public class Ejercicio6 {</text:span></text:p>
      <text:p text:style-name="Preformatted_20_Text"><text:span text:style-name="Source_20_Text"><text:s text:c="4"/>public static void main(String[] args) {</text:span></text:p>
      <text:p text:style-name="Preformatted_20_Text"><text:span text:style-name="Source_20_Text"><text:s text:c="8"/>Mes mes = Mes.FEBRERO;</text:span></text:p>
      <text:p text:style-name="Preformatted_20_Text"><text:span text:style-name="Source_20_Text"><text:s text:c="8"/>if (mes.getDias() &gt; 30) {</text:span></text:p>
      <text:p text:style-name="Preformatted_20_Text"><text:span text:style-name="Source_20_Text"><text:s text:c="12"/>System.out.println(mes + " tiene más de 30 días.");</text:span></text:p>
      <text:p text:style-name="Preformatted_20_Text"><text:span text:style-name="Source_20_Text"><text:s text:c="8"/>} else {</text:span></text:p>
      <text:p text:style-name="Preformatted_20_Text"><text:span text:style-name="Source_20_Text"><text:s text:c="12"/>System.out.println(mes + " no tiene más de 30 días.");</text:span></text:p>
      <text:p text:style-name="Preformatted_20_Text"><text:span text:style-name="Source_20_Text"><text:s text:c="8"/>}</text:span></text:p>
      <text:p text:style-name="Preformatted_20_Text"><text:span text:style-name="Source_20_Text"><text:s text:c="4"/>}</text:span></text:p>
      <text:p text:style-name="P4"><text:span text:style-name="Source_20_Text">}</text:span></text:p>
      <text:p text:style-name="Horizontal_20_Line"/>
      <text:h text:style-name="Heading_20_3" text:outline-level="3">Ejercicio 7: Usar un <text:span text:style-name="Source_20_Text">enum</text:span> con días para crear un calendario simple</text:h>
      <text:p text:style-name="Text_20_body"><text:span text:style-name="Strong_20_Emphasis">Instrucciones:</text:span></text:p>
      <text:list xml:id="list2497699894" text:style-name="L10">
        <text:list-item>
          <text:p text:style-name="P24">Crea un <text:span text:style-name="Source_20_Text">enum</text:span> para los días de la semana. </text:p>
        </text:list-item>
        <text:list-item>
          <text:p text:style-name="P23">Imprime un mensaje que diga si un día es fin de semana (<text:span text:style-name="Source_20_Text">SABADO</text:span> y <text:span text:style-name="Source_20_Text">DOMINGO</text:span>). </text:p>
        </text:list-item>
      </text:list>
      <text:p text:style-name="Preformatted_20_Text"><text:span text:style-name="Source_20_Text">public enum Dia {</text:span></text:p>
      <text:p text:style-name="Preformatted_20_Text"><text:span text:style-name="Source_20_Text"><text:s text:c="4"/>LUNES, MARTES, MIERCOLES, JUEVES, VIERNES, SABADO, DOMINGO</text:span></text:p>
      <text:p text:style-name="Preformatted_20_Text"><text:span text:style-name="Source_20_Text">}</text:span></text:p>
      <text:p text:style-name="Preformatted_20_Text"/>
      <text:p text:style-name="Preformatted_20_Text"><text:span text:style-name="Source_20_Text">public class Ejercicio7 {</text:span></text:p>
      <text:p text:style-name="Preformatted_20_Text"><text:span text:style-name="Source_20_Text"><text:s text:c="4"/>public static void main(String[] args) {</text:span></text:p>
      <text:p text:style-name="Preformatted_20_Text"><text:span text:style-name="Source_20_Text"><text:s text:c="8"/>Dia dia = Dia.SABADO;</text:span></text:p>
      <text:p text:style-name="Preformatted_20_Text"/>
      <text:p text:style-name="Preformatted_20_Text"><text:span text:style-name="Source_20_Text"><text:s text:c="8"/>if (dia == Dia.SABADO || dia == Dia.DOMINGO) {</text:span></text:p>
      <text:p text:style-name="Preformatted_20_Text"><text:span text:style-name="Source_20_Text"><text:s text:c="12"/>System.out.println(dia + " es fin de semana.");</text:span></text:p>
      <text:p text:style-name="Preformatted_20_Text"><text:span text:style-name="Source_20_Text"><text:s text:c="8"/>} else {</text:span></text:p>
      <text:p text:style-name="Preformatted_20_Text"><text:span text:style-name="Source_20_Text"><text:s text:c="12"/>System.out.println(dia + " es un día laboral.");</text:span></text:p>
      <text:p text:style-name="Preformatted_20_Text"><text:span text:style-name="Source_20_Text"><text:s text:c="8"/>}</text:span></text:p>
      <text:p text:style-name="Preformatted_20_Text"><text:span text:style-name="Source_20_Text"><text:s text:c="4"/>}</text:span></text:p>
      <text:p text:style-name="P4"><text:span text:style-name="Source_20_Text">}</text:span></text:p>
      <text:p text:style-name="Horizontal_20_Line"/>
      <text:h text:style-name="Heading_20_3" text:outline-level="3"><text:soft-page-break/>Ejercicio 8: Ordenar los días de la semana por su índice</text:h>
      <text:p text:style-name="Text_20_body"><text:span text:style-name="Strong_20_Emphasis">Instrucciones:</text:span></text:p>
      <text:list xml:id="list999142960" text:style-name="L11">
        <text:list-item>
          <text:p text:style-name="P26">Crea un <text:span text:style-name="Source_20_Text">enum</text:span> para los días de la semana. </text:p>
        </text:list-item>
        <text:list-item>
          <text:p text:style-name="P25">Ordena los días de la semana de acuerdo a su índice (usando <text:span text:style-name="Source_20_Text">ordinal()</text:span>) e imprime la lista. </text:p>
        </text:list-item>
      </text:list>
      <text:p text:style-name="Preformatted_20_Text"><text:span text:style-name="Source_20_Text">public enum Dia {</text:span></text:p>
      <text:p text:style-name="Preformatted_20_Text"><text:span text:style-name="Source_20_Text"><text:s text:c="4"/>LUNES, MARTES, MIERCOLES, JUEVES, VIERNES, SABADO, DOMINGO</text:span></text:p>
      <text:p text:style-name="Preformatted_20_Text"><text:span text:style-name="Source_20_Text">}</text:span></text:p>
      <text:p text:style-name="Preformatted_20_Text"/>
      <text:p text:style-name="Preformatted_20_Text"><text:span text:style-name="Source_20_Text">public class Ejercicio8 {</text:span></text:p>
      <text:p text:style-name="Preformatted_20_Text"><text:span text:style-name="Source_20_Text"><text:s text:c="4"/>public static void main(String[] args) {</text:span></text:p>
      <text:p text:style-name="Preformatted_20_Text"><text:span text:style-name="Source_20_Text"><text:s text:c="8"/>Dia[] dias = Dia.values();</text:span></text:p>
      <text:p text:style-name="Preformatted_20_Text"><text:span text:style-name="Source_20_Text"><text:s text:c="8"/></text:span></text:p>
      <text:p text:style-name="Preformatted_20_Text"><text:span text:style-name="Source_20_Text"><text:s text:c="8"/>System.out.println("Días de la semana ordenados por índice:");</text:span></text:p>
      <text:p text:style-name="Preformatted_20_Text"><text:span text:style-name="Source_20_Text"><text:s text:c="8"/>for (Dia dia : dias) {</text:span></text:p>
      <text:p text:style-name="Preformatted_20_Text"><text:span text:style-name="Source_20_Text"><text:s text:c="12"/>System.out.println(dia + " - Índice: " + dia.ordinal());</text:span></text:p>
      <text:p text:style-name="Preformatted_20_Text"><text:span text:style-name="Source_20_Text"><text:s text:c="8"/>}</text:span></text:p>
      <text:p text:style-name="Preformatted_20_Text"><text:span text:style-name="Source_20_Text"><text:s text:c="4"/>}</text:span></text:p>
      <text:p text:style-name="P4"><text:span text:style-name="Source_20_Text">}</text:span></text:p>
      <text:p text:style-name="Horizontal_20_Line"/>
      <text:h text:style-name="Heading_20_3" text:outline-level="3">Ejercicio 9: Usar un <text:span text:style-name="Source_20_Text">enum</text:span> para representar colores y sus códigos hexadecimales</text:h>
      <text:p text:style-name="Text_20_body"><text:span text:style-name="Strong_20_Emphasis">Instrucciones:</text:span></text:p>
      <text:list xml:id="list2337699966" text:style-name="L12">
        <text:list-item>
          <text:p text:style-name="P28">Crea un <text:span text:style-name="Source_20_Text">enum</text:span> llamado <text:span text:style-name="Source_20_Text">Color</text:span> que contenga los colores <text:span text:style-name="Source_20_Text">ROJO</text:span>, <text:span text:style-name="Source_20_Text">AZUL</text:span>, <text:span text:style-name="Source_20_Text">VERDE</text:span>, <text:span text:style-name="Source_20_Text">AMARILLO</text:span> y sus respectivos códigos hexadecimales. </text:p>
        </text:list-item>
        <text:list-item>
          <text:p text:style-name="P27">En el <text:span text:style-name="Source_20_Text">main</text:span>, imprime el nombre del color junto con su código hexadecimal. </text:p>
        </text:list-item>
      </text:list>
      <text:p text:style-name="Preformatted_20_Text"><text:span text:style-name="Source_20_Text">public enum Color {</text:span></text:p>
      <text:p text:style-name="Preformatted_20_Text"><text:span text:style-name="Source_20_Text"><text:s text:c="4"/>ROJO("#FF0000"), AZUL("#0000FF"), VERDE("#00FF00"), AMARILLO("#FFFF00");</text:span></text:p>
      <text:p text:style-name="Preformatted_20_Text"/>
      <text:p text:style-name="Preformatted_20_Text"><text:span text:style-name="Source_20_Text"><text:s text:c="4"/>private final String codigoHex;</text:span></text:p>
      <text:p text:style-name="Preformatted_20_Text"/>
      <text:p text:style-name="Preformatted_20_Text"><text:span text:style-name="Source_20_Text"><text:s text:c="4"/>Color(String codigoHex) {</text:span></text:p>
      <text:p text:style-name="Preformatted_20_Text"><text:span text:style-name="Source_20_Text"><text:s text:c="8"/>this.codigoHex = codigoHex;</text:span></text:p>
      <text:p text:style-name="Preformatted_20_Text"><text:span text:style-name="Source_20_Text"><text:s text:c="4"/>}</text:span></text:p>
      <text:p text:style-name="Preformatted_20_Text"/>
      <text:p text:style-name="Preformatted_20_Text"><text:span text:style-name="Source_20_Text"><text:s text:c="4"/>public String getCodigoHex() {</text:span></text:p>
      <text:p text:style-name="Preformatted_20_Text"><text:span text:style-name="Source_20_Text"><text:s text:c="8"/>return codigoHex;</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public class Ejercicio9 {</text:span></text:p>
      <text:p text:style-name="Preformatted_20_Text"><text:span text:style-name="Source_20_Text"><text:s text:c="4"/>public static void main(String[] args) {</text:span></text:p>
      <text:p text:style-name="Preformatted_20_Text"><text:span text:style-name="Source_20_Text"><text:s text:c="8"/>for (Color color : Color.values()) {</text:span></text:p>
      <text:p text:style-name="Preformatted_20_Text"><text:span text:style-name="Source_20_Text"><text:s text:c="12"/>System.out.println(color + " tiene el código hexadecimal: " + color.getCodigoHex());</text:span></text:p>
      <text:p text:style-name="Preformatted_20_Text"><text:span text:style-name="Source_20_Text"><text:s text:c="8"/>}</text:span></text:p>
      <text:p text:style-name="Preformatted_20_Text"><text:span text:style-name="Source_20_Text"><text:s text:c="4"/>}</text:span></text:p>
      <text:p text:style-name="P4"><text:span text:style-name="Source_20_Text">}</text:span></text:p>
      <text:p text:style-name="Horizontal_20_Line"/>
      <text:h text:style-name="Heading_20_3" text:outline-level="3"><text:soft-page-break/>Ejercicio 10: Determinar si un número pertenece a un rango de edades</text:h>
      <text:p text:style-name="Text_20_body"><text:span text:style-name="Strong_20_Emphasis">Instrucciones:</text:span></text:p>
      <text:list xml:id="list1791622004" text:style-name="L13">
        <text:list-item>
          <text:p text:style-name="P30">Crea un <text:span text:style-name="Source_20_Text">enum</text:span> llamado <text:span text:style-name="Source_20_Text">Edad</text:span> con valores <text:span text:style-name="Source_20_Text">NIÑO</text:span>, <text:span text:style-name="Source_20_Text">ADOLESCENTE</text:span>, <text:span text:style-name="Source_20_Text">ADULTO</text:span>, <text:span text:style-name="Source_20_Text">ADULTO_MAYOR</text:span>, donde cada uno tiene un rango de edad (por ejemplo, <text:span text:style-name="Source_20_Text">NIÑO</text:span> es de 0 a 12 años). </text:p>
        </text:list-item>
        <text:list-item>
          <text:p text:style-name="P29">En el <text:span text:style-name="Source_20_Text">main</text:span>, verifica si un número de edad (como <text:span text:style-name="Source_20_Text">25</text:span>) pertenece a alguno de los rangos definidos en el <text:span text:style-name="Source_20_Text">enum</text:span>. </text:p>
        </text:list-item>
      </text:list>
      <text:p text:style-name="Preformatted_20_Text"><text:span text:style-name="Source_20_Text">public enum Edad {</text:span></text:p>
      <text:p text:style-name="Preformatted_20_Text"><text:span text:style-name="Source_20_Text"><text:s text:c="4"/>NIÑO(0, 12), ADOLESCENTE(13, 17), ADULTO(18, 64), ADULTO_MAYOR(65, 120);</text:span></text:p>
      <text:p text:style-name="Preformatted_20_Text"/>
      <text:p text:style-name="Preformatted_20_Text"><text:span text:style-name="Source_20_Text"><text:s text:c="4"/>private final int edadMinima;</text:span></text:p>
      <text:p text:style-name="Preformatted_20_Text"><text:span text:style-name="Source_20_Text"><text:s text:c="4"/>private final int edadMaxima;</text:span></text:p>
      <text:p text:style-name="Preformatted_20_Text"/>
      <text:p text:style-name="Preformatted_20_Text"><text:span text:style-name="Source_20_Text"><text:s text:c="4"/>Edad(int edadMinima, int edadMaxima) {</text:span></text:p>
      <text:p text:style-name="Preformatted_20_Text"><text:span text:style-name="Source_20_Text"><text:s text:c="8"/>this.edadMinima = edadMinima;</text:span></text:p>
      <text:p text:style-name="Preformatted_20_Text"><text:span text:style-name="Source_20_Text"><text:s text:c="8"/>this.edadMaxima = edadMaxima;</text:span></text:p>
      <text:p text:style-name="Preformatted_20_Text"><text:span text:style-name="Source_20_Text"><text:s text:c="4"/>}</text:span></text:p>
      <text:p text:style-name="Preformatted_20_Text"/>
      <text:p text:style-name="Preformatted_20_Text"><text:span text:style-name="Source_20_Text"><text:s text:c="4"/>public boolean perteneceAlRango(int edad) {</text:span></text:p>
      <text:p text:style-name="Preformatted_20_Text"><text:span text:style-name="Source_20_Text"><text:s text:c="8"/>return edad &gt;= edadMinima &amp;&amp; edad &lt;= edadMaxima;</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public class Ejercicio10 {</text:span></text:p>
      <text:p text:style-name="Preformatted_20_Text"><text:span text:style-name="Source_20_Text"><text:s text:c="4"/>public static void main(String[] args) {</text:span></text:p>
      <text:p text:style-name="Preformatted_20_Text"><text:span text:style-name="Source_20_Text"><text:s text:c="8"/>int edad = 25;</text:span></text:p>
      <text:p text:style-name="Preformatted_20_Text"><text:span text:style-name="Source_20_Text"><text:s text:c="8"/></text:span></text:p>
      <text:p text:style-name="Preformatted_20_Text"><text:span text:style-name="Source_20_Text"><text:s text:c="8"/>for (Edad e : Edad.values()) {</text:span></text:p>
      <text:p text:style-name="Preformatted_20_Text"><text:span text:style-name="Source_20_Text"><text:s text:c="12"/>if (e.perteneceAlRango(edad)) {</text:span></text:p>
      <text:p text:style-name="Preformatted_20_Text"><text:span text:style-name="Source_20_Text"><text:s text:c="16"/>System.out.println("La edad " + edad + " corresponde a la categoría: " + e);</text:span></text:p>
      <text:p text:style-name="Preformatted_20_Text"><text:span text:style-name="Source_20_Text"><text:s text:c="16"/>break;</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4"><text:span text:style-name="Source_20_Text">}</text:span></text:p>
      <text:p text:style-name="Horizontal_20_Line"/>
      <text:p text:style-name="Text_20_body">¡Listo! Aquí tienes 10 ejercicios sencillos sobre <text:span text:style-name="Strong_20_Emphasis">enumerados</text:span> en Java. Estos ejercicios cubren varios aspectos, desde la creación de enumerados básicos hasta el uso de campos y métodos en los enumerados. ¡Espero que te ayuden a practicar y comprender mejor cómo funcionan los enumerados en Java! Si tienes alguna pregunta, no dudes en preguntar.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7T16:01:20.780518017</meta:creation-date>
    <dc:date>2025-02-07T16:06:44.680438556</dc:date>
    <meta:editing-duration>PT5M23S</meta:editing-duration>
    <meta:editing-cycles>4</meta:editing-cycles>
    <meta:generator>LibreOffice/7.3.7.2$Linux_X86_64 LibreOffice_project/30$Build-2</meta:generator>
    <meta:document-statistic meta:table-count="0" meta:image-count="0" meta:object-count="0" meta:page-count="8" meta:paragraph-count="263" meta:word-count="1784" meta:character-count="11596" meta:non-whitespace-character-count="9199"/>
  </office:meta>
</office:document-meta>
</file>